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30cm di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Pixel Position</text:p>
          </table:table-cell>
          <table:table-cell office:value-type="string" calcext:value-type="string">
            <text:p>contourArea</text:p>
          </table:table-cell>
          <table:table-cell office:value-type="string" calcext:value-type="string">
            <text:p>Average x position</text:p>
          </table:table-cell>
          <table:table-cell office:value-type="string" calcext:value-type="string">
            <text:p>Average y position</text:p>
          </table:table-cell>
          <table:table-cell office:value-type="string" calcext:value-type="string">
            <text:p>Pixel Difference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13, 1354</text:p>
          </table:table-cell>
          <table:table-cell office:value-type="float" office:value="107464" calcext:value-type="float">
            <text:p>107464</text:p>
          </table:table-cell>
          <table:table-cell office:value-type="float" office:value="2615.5" calcext:value-type="float">
            <text:p>261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18, 1356</text:p>
          </table:table-cell>
          <table:table-cell office:value-type="float" office:value="103405" calcext:value-type="float">
            <text:p>103405</text:p>
          </table:table-cell>
          <table:table-cell table:number-columns-repeated="2"/>
          <table:table-cell table:formula="of:=[.E4]-[.E2]"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81, 1357</text:p>
          </table:table-cell>
          <table:table-cell office:value-type="float" office:value="104202.5" calcext:value-type="float">
            <text:p>104202.5</text:p>
          </table:table-cell>
          <table:table-cell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81, 1357</text:p>
          </table:table-cell>
          <table:table-cell office:value-type="float" office:value="103630.5" calcext:value-type="float">
            <text:p>103630.5</text:p>
          </table:table-cell>
          <table:table-cell table:number-columns-repeated="2"/>
          <table:table-cell table:formula="of:=[.E6]-[.E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61, 1359</text:p>
          </table:table-cell>
          <table:table-cell office:value-type="float" office:value="102986" calcext:value-type="float">
            <text:p>102986</text:p>
          </table:table-cell>
          <table:table-cell office:value-type="float" office:value="2761" calcext:value-type="float">
            <text:p>2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61, 1361</text:p>
          </table:table-cell>
          <table:table-cell office:value-type="float" office:value="101618" calcext:value-type="float">
            <text:p>101618</text:p>
          </table:table-cell>
          <table:table-cell table:number-columns-repeated="2"/>
          <table:table-cell table:formula="of:=[.E8]-[.E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837, 1362</text:p>
          </table:table-cell>
          <table:table-cell office:value-type="float" office:value="101944" calcext:value-type="float">
            <text:p>101944</text:p>
          </table:table-cell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837, 1361</text:p>
          </table:table-cell>
          <table:table-cell office:value-type="float" office:value="102660" calcext:value-type="float">
            <text:p>102660</text:p>
          </table:table-cell>
          <table:table-cell table:number-columns-repeated="2"/>
          <table:table-cell table:formula="of:=[.E10]-[.E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05, 1363</text:p>
          </table:table-cell>
          <table:table-cell office:value-type="float" office:value="101695" calcext:value-type="float">
            <text:p>101695</text:p>
          </table:table-cell>
          <table:table-cell office:value-type="float" office:value="2905" calcext:value-type="float">
            <text:p>2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05, 1363</text:p>
          </table:table-cell>
          <table:table-cell office:value-type="float" office:value="101708" calcext:value-type="float">
            <text:p>101708</text:p>
          </table:table-cell>
          <table:table-cell table:number-columns-repeated="2"/>
          <table:table-cell table:formula="of:=[.E12]-[.E1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83, 1365</text:p>
          </table:table-cell>
          <table:table-cell office:value-type="float" office:value="101017" calcext:value-type="float">
            <text:p>101017</text:p>
          </table:table-cell>
          <table:table-cell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83, 1365</text:p>
          </table:table-cell>
          <table:table-cell office:value-type="float" office:value="101069" calcext:value-type="float">
            <text:p>101069</text:p>
          </table:table-cell>
          <table:table-cell table:number-columns-repeated="2"/>
          <table:table-cell table:formula="of:=[.E14]-[.E1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61, 1367</text:p>
          </table:table-cell>
          <table:table-cell office:value-type="float" office:value="99839" calcext:value-type="float">
            <text:p>99839</text:p>
          </table:table-cell>
          <table:table-cell office:value-type="float" office:value="3061" calcext:value-type="float">
            <text:p>3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61, 1367</text:p>
          </table:table-cell>
          <table:table-cell office:value-type="float" office:value="100530.5" calcext:value-type="float">
            <text:p>100530.5</text:p>
          </table:table-cell>
          <table:table-cell table:number-columns-repeated="2"/>
          <table:table-cell table:formula="of:=[.E16]-[.E14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28, 1368</text:p>
          </table:table-cell>
          <table:table-cell office:value-type="float" office:value="99577.5" calcext:value-type="float">
            <text:p>99577.5</text:p>
          </table:table-cell>
          <table:table-cell office:value-type="float" office:value="3128" calcext:value-type="float">
            <text:p>3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28, 1369</text:p>
          </table:table-cell>
          <table:table-cell office:value-type="float" office:value="99431.5" calcext:value-type="float">
            <text:p>99431.5</text:p>
          </table:table-cell>
          <table:table-cell table:number-columns-repeated="2"/>
          <table:table-cell table:formula="of:=[.E18]-[.E1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03, 1370</text:p>
          </table:table-cell>
          <table:table-cell office:value-type="float" office:value="99235.5" calcext:value-type="float">
            <text:p>99235.5</text:p>
          </table:table-cell>
          <table:table-cell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03, 1370</text:p>
          </table:table-cell>
          <table:table-cell office:value-type="float" office:value="98720" calcext:value-type="float">
            <text:p>98720</text:p>
          </table:table-cell>
          <table:table-cell table:number-columns-repeated="2"/>
          <table:table-cell table:formula="of:=[.E20]-[.E18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75, 1371</text:p>
          </table:table-cell>
          <table:table-cell office:value-type="float" office:value="98346" calcext:value-type="float">
            <text:p>98346</text:p>
          </table:table-cell>
          <table:table-cell office:value-type="float" office:value="3275" calcext:value-type="float">
            <text:p>3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75, 1371</text:p>
          </table:table-cell>
          <table:table-cell office:value-type="float" office:value="98329" calcext:value-type="float">
            <text:p>98329</text:p>
          </table:table-cell>
          <table:table-cell table:number-columns-repeated="2"/>
          <table:table-cell table:formula="of:=[.E22]-[.E20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51, 1372</text:p>
          </table:table-cell>
          <table:table-cell office:value-type="float" office:value="98692" calcext:value-type="float">
            <text:p>98692</text:p>
          </table:table-cell>
          <table:table-cell office:value-type="float" office:value="3351" calcext:value-type="float">
            <text:p>3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51, 1372</text:p>
          </table:table-cell>
          <table:table-cell office:value-type="float" office:value="98272" calcext:value-type="float">
            <text:p>98272</text:p>
          </table:table-cell>
          <table:table-cell table:number-columns-repeated="2"/>
          <table:table-cell table:formula="of:=[.E24]-[.E2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430, 1373</text:p>
          </table:table-cell>
          <table:table-cell office:value-type="float" office:value="98635" calcext:value-type="float">
            <text:p>98635</text:p>
          </table:table-cell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430, 1373</text:p>
          </table:table-cell>
          <table:table-cell office:value-type="float" office:value="97952" calcext:value-type="float">
            <text:p>97952</text:p>
          </table:table-cell>
          <table:table-cell table:number-columns-repeated="2"/>
          <table:table-cell table:formula="of:=[.E26]-[.E24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500, 1373</text:p>
          </table:table-cell>
          <table:table-cell office:value-type="float" office:value="97947.5" calcext:value-type="float">
            <text:p>97947.5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500, 1374</text:p>
          </table:table-cell>
          <table:table-cell office:value-type="float" office:value="97710" calcext:value-type="float">
            <text:p>97710</text:p>
          </table:table-cell>
          <table:table-cell table:number-columns-repeated="2"/>
          <table:table-cell table:formula="of:=[.E28]-[.E2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580, 1374</text:p>
          </table:table-cell>
          <table:table-cell office:value-type="float" office:value="97776" calcext:value-type="float">
            <text:p>97776</text:p>
          </table:table-cell>
          <table:table-cell office:value-type="float" office:value="3580" calcext:value-type="float">
            <text:p>3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580, 1374</text:p>
          </table:table-cell>
          <table:table-cell office:value-type="float" office:value="97968" calcext:value-type="float">
            <text:p>97968</text:p>
          </table:table-cell>
          <table:table-cell table:number-columns-repeated="2"/>
          <table:table-cell table:formula="of:=[.E30]-[.E2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656, 1375</text:p>
          </table:table-cell>
          <table:table-cell office:value-type="float" office:value="97100.5" calcext:value-type="float">
            <text:p>97100.5</text:p>
          </table:table-cell>
          <table:table-cell office:value-type="float" office:value="3656" calcext:value-type="float">
            <text:p>3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656, 1375</text:p>
          </table:table-cell>
          <table:table-cell office:value-type="float" office:value="97028.5" calcext:value-type="float">
            <text:p>97028.5</text:p>
          </table:table-cell>
          <table:table-cell table:number-columns-repeated="2"/>
          <table:table-cell table:formula="of:=[.E32]-[.E30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22, 1375</text:p>
          </table:table-cell>
          <table:table-cell office:value-type="float" office:value="96974" calcext:value-type="float">
            <text:p>96974</text:p>
          </table:table-cell>
          <table:table-cell office:value-type="float" office:value="3722" calcext:value-type="float">
            <text:p>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22, 1374</text:p>
          </table:table-cell>
          <table:table-cell office:value-type="float" office:value="97586" calcext:value-type="float">
            <text:p>97586</text:p>
          </table:table-cell>
          <table:table-cell table:number-columns-repeated="2"/>
          <table:table-cell table:formula="of:=[.E34]-[.E3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777, 1374</text:p>
          </table:table-cell>
          <table:table-cell office:value-type="float" office:value="92983" calcext:value-type="float">
            <text:p>92983</text:p>
          </table:table-cell>
          <table:table-cell office:value-type="float" office:value="3777" calcext:value-type="float">
            <text:p>3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777, 1373</text:p>
          </table:table-cell>
          <table:table-cell office:value-type="float" office:value="93703.5" calcext:value-type="float">
            <text:p>93703.5</text:p>
          </table:table-cell>
          <table:table-cell table:number-columns-repeated="2"/>
          <table:table-cell table:formula="of:=[.E36]-[.E3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849, 1374</text:p>
          </table:table-cell>
          <table:table-cell office:value-type="float" office:value="92542" calcext:value-type="float">
            <text:p>92542</text:p>
          </table:table-cell>
          <table:table-cell office:value-type="float" office:value="3849" calcext:value-type="float">
            <text:p>3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849, 1373</text:p>
          </table:table-cell>
          <table:table-cell office:value-type="float" office:value="93982.5" calcext:value-type="float">
            <text:p>93982.5</text:p>
          </table:table-cell>
          <table:table-cell table:number-columns-repeated="2"/>
          <table:table-cell table:formula="of:=[.E38]-[.E3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927, 1374</text:p>
          </table:table-cell>
          <table:table-cell office:value-type="float" office:value="83893" calcext:value-type="float">
            <text:p>83893</text:p>
          </table:table-cell>
          <table:table-cell office:value-type="float" office:value="3927" calcext:value-type="float">
            <text:p>3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927, 1374</text:p>
          </table:table-cell>
          <table:table-cell office:value-type="float" office:value="83673.5" calcext:value-type="float">
            <text:p>83673.5</text:p>
          </table:table-cell>
          <table:table-cell table:number-columns-repeated="2"/>
          <table:table-cell table:formula="of:=[.E40]-[.E38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990, 1374</text:p>
          </table:table-cell>
          <table:table-cell office:value-type="float" office:value="86110.5" calcext:value-type="float">
            <text:p>86110.5</text:p>
          </table:table-cell>
          <table:table-cell office:value-type="float" office:value="3990" calcext:value-type="float">
            <text:p>3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990, 1374</text:p>
          </table:table-cell>
          <table:table-cell office:value-type="float" office:value="86169.5" calcext:value-type="float">
            <text:p>86169.5</text:p>
          </table:table-cell>
          <table:table-cell table:number-columns-repeated="2"/>
          <table:table-cell table:formula="of:=[.E42]-[.E40]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63, 1372</text:p>
          </table:table-cell>
          <table:table-cell office:value-type="float" office:value="83977" calcext:value-type="float">
            <text:p>83977</text:p>
          </table:table-cell>
          <table:table-cell office:value-type="float" office:value="4062.5" calcext:value-type="float">
            <text:p>40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62, 1372</text:p>
          </table:table-cell>
          <table:table-cell office:value-type="float" office:value="84874" calcext:value-type="float">
            <text:p>84874</text:p>
          </table:table-cell>
          <table:table-cell table:number-columns-repeated="2"/>
          <table:table-cell table:formula="of:=[.E44]-[.E42]"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4142, 1371</text:p>
          </table:table-cell>
          <table:table-cell office:value-type="float" office:value="85343.5" calcext:value-type="float">
            <text:p>85343.5</text:p>
          </table:table-cell>
          <table:table-cell office:value-type="float" office:value="4142" calcext:value-type="float">
            <text:p>4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4142, 1371</text:p>
          </table:table-cell>
          <table:table-cell office:value-type="float" office:value="85173.5" calcext:value-type="float">
            <text:p>85173.5</text:p>
          </table:table-cell>
          <table:table-cell table:number-columns-repeated="2"/>
          <table:table-cell table:formula="of:=[.E46]-[.E44]" office:value-type="float" office:value="61.5" calcext:value-type="float">
            <text:p>61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204, 1372</text:p>
          </table:table-cell>
          <table:table-cell office:value-type="float" office:value="92272.5" calcext:value-type="float">
            <text:p>92272.5</text:p>
          </table:table-cell>
          <table:table-cell office:value-type="float" office:value="4203.5" calcext:value-type="float">
            <text:p>420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203, 1371</text:p>
          </table:table-cell>
          <table:table-cell office:value-type="float" office:value="93504.5" calcext:value-type="float">
            <text:p>93504.5</text:p>
          </table:table-cell>
          <table:table-cell table:number-columns-repeated="2"/>
          <table:table-cell table:formula="of:=[.E48]-[.E46]"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264, 1370</text:p>
          </table:table-cell>
          <table:table-cell office:value-type="float" office:value="98041" calcext:value-type="float">
            <text:p>98041</text:p>
          </table:table-cell>
          <table:table-cell office:value-type="float" office:value="4264" calcext:value-type="float">
            <text:p>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264, 1370</text:p>
          </table:table-cell>
          <table:table-cell office:value-type="float" office:value="97856" calcext:value-type="float">
            <text:p>97856</text:p>
          </table:table-cell>
          <table:table-cell table:number-columns-repeated="2"/>
          <table:table-cell table:formula="of:=[.E50]-[.E4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343, 1370</text:p>
          </table:table-cell>
          <table:table-cell office:value-type="float" office:value="97997.5" calcext:value-type="float">
            <text:p>97997.5</text:p>
          </table:table-cell>
          <table:table-cell office:value-type="float" office:value="4343" calcext:value-type="float">
            <text:p>4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343, 1370</text:p>
          </table:table-cell>
          <table:table-cell office:value-type="float" office:value="98773" calcext:value-type="float">
            <text:p>98773</text:p>
          </table:table-cell>
          <table:table-cell table:number-columns-repeated="2"/>
          <table:table-cell table:formula="of:=[.E52]-[.E5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414, 1369</text:p>
          </table:table-cell>
          <table:table-cell office:value-type="float" office:value="97961" calcext:value-type="float">
            <text:p>97961</text:p>
          </table:table-cell>
          <table:table-cell office:value-type="float" office:value="4414" calcext:value-type="float">
            <text:p>4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414, 1369</text:p>
          </table:table-cell>
          <table:table-cell office:value-type="float" office:value="97985" calcext:value-type="float">
            <text:p>97985</text:p>
          </table:table-cell>
          <table:table-cell table:number-columns-repeated="2"/>
          <table:table-cell table:formula="of:=[.E54]-[.E5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484, 1368</text:p>
          </table:table-cell>
          <table:table-cell office:value-type="float" office:value="97767" calcext:value-type="float">
            <text:p>97767</text:p>
          </table:table-cell>
          <table:table-cell office:value-type="float" office:value="4484" calcext:value-type="float">
            <text:p>4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484, 1368</text:p>
          </table:table-cell>
          <table:table-cell office:value-type="float" office:value="97825.5" calcext:value-type="float">
            <text:p>97825.5</text:p>
          </table:table-cell>
          <table:table-cell table:number-columns-repeated="2"/>
          <table:table-cell table:formula="of:=[.E56]-[.E54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565, 1369</text:p>
          </table:table-cell>
          <table:table-cell office:value-type="float" office:value="95937.5" calcext:value-type="float">
            <text:p>95937.5</text:p>
          </table:table-cell>
          <table:table-cell office:value-type="float" office:value="4565" calcext:value-type="float">
            <text:p>4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565, 1367</text:p>
          </table:table-cell>
          <table:table-cell office:value-type="float" office:value="97827" calcext:value-type="float">
            <text:p>97827</text:p>
          </table:table-cell>
          <table:table-cell table:number-columns-repeated="2"/>
          <table:table-cell table:formula="of:=[.E58]-[.E56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630, 1366</text:p>
          </table:table-cell>
          <table:table-cell office:value-type="float" office:value="97839" calcext:value-type="float">
            <text:p>97839</text:p>
          </table:table-cell>
          <table:table-cell office:value-type="float" office:value="4630" calcext:value-type="float">
            <text:p>4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630, 1365</text:p>
          </table:table-cell>
          <table:table-cell office:value-type="float" office:value="98545.5" calcext:value-type="float">
            <text:p>98545.5</text:p>
          </table:table-cell>
          <table:table-cell table:number-columns-repeated="2"/>
          <table:table-cell table:formula="of:=[.E60]-[.E58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4707, 1364</text:p>
          </table:table-cell>
          <table:table-cell office:value-type="float" office:value="98059.5" calcext:value-type="float">
            <text:p>98059.5</text:p>
          </table:table-cell>
          <table:table-cell office:value-type="float" office:value="4707" calcext:value-type="float">
            <text:p>4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4707, 1364</text:p>
          </table:table-cell>
          <table:table-cell office:value-type="float" office:value="98100.5" calcext:value-type="float">
            <text:p>98100.5</text:p>
          </table:table-cell>
          <table:table-cell table:number-columns-repeated="2"/>
          <table:table-cell table:formula="of:=[.E62]-[.E6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781, 1363</text:p>
          </table:table-cell>
          <table:table-cell office:value-type="float" office:value="98682" calcext:value-type="float">
            <text:p>98682</text:p>
          </table:table-cell>
          <table:table-cell office:value-type="float" office:value="4781" calcext:value-type="float">
            <text:p>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781, 1362</text:p>
          </table:table-cell>
          <table:table-cell office:value-type="float" office:value="99452" calcext:value-type="float">
            <text:p>99452</text:p>
          </table:table-cell>
          <table:table-cell table:number-columns-repeated="2"/>
          <table:table-cell table:formula="of:=[.E64]-[.E6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860, 1361</text:p>
          </table:table-cell>
          <table:table-cell office:value-type="float" office:value="99388" calcext:value-type="float">
            <text:p>99388</text:p>
          </table:table-cell>
          <table:table-cell office:value-type="float" office:value="4860" calcext:value-type="float">
            <text:p>4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860, 1361</text:p>
          </table:table-cell>
          <table:table-cell office:value-type="float" office:value="99342.5" calcext:value-type="float">
            <text:p>99342.5</text:p>
          </table:table-cell>
          <table:table-cell table:number-columns-repeated="2"/>
          <table:table-cell table:formula="of:=[.E66]-[.E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932, 1359</text:p>
          </table:table-cell>
          <table:table-cell office:value-type="float" office:value="99795.5" calcext:value-type="float">
            <text:p>99795.5</text:p>
          </table:table-cell>
          <table:table-cell office:value-type="float" office:value="4932" calcext:value-type="float">
            <text:p>4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932, 1359</text:p>
          </table:table-cell>
          <table:table-cell office:value-type="float" office:value="99866.5" calcext:value-type="float">
            <text:p>99866.5</text:p>
          </table:table-cell>
          <table:table-cell table:number-columns-repeated="2"/>
          <table:table-cell table:formula="of:=[.E68]-[.E6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004, 1357</text:p>
          </table:table-cell>
          <table:table-cell office:value-type="float" office:value="101159" calcext:value-type="float">
            <text:p>101159</text:p>
          </table:table-cell>
          <table:table-cell office:value-type="float" office:value="5004" calcext:value-type="float">
            <text:p>5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004, 1357</text:p>
          </table:table-cell>
          <table:table-cell office:value-type="float" office:value="100136.5" calcext:value-type="float">
            <text:p>100136.5</text:p>
          </table:table-cell>
          <table:table-cell table:number-columns-repeated="2"/>
          <table:table-cell table:formula="of:=[.E70]-[.E6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5080, 1355</text:p>
          </table:table-cell>
          <table:table-cell office:value-type="float" office:value="102240.5" calcext:value-type="float">
            <text:p>102240.5</text:p>
          </table:table-cell>
          <table:table-cell office:value-type="float" office:value="5080" calcext:value-type="float">
            <text:p>5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5080, 1356</text:p>
          </table:table-cell>
          <table:table-cell office:value-type="float" office:value="100261.5" calcext:value-type="float">
            <text:p>100261.5</text:p>
          </table:table-cell>
          <table:table-cell table:number-columns-repeated="2"/>
          <table:table-cell table:formula="of:=[.E72]-[.E7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5157, 1352</text:p>
          </table:table-cell>
          <table:table-cell office:value-type="float" office:value="105001.5" calcext:value-type="float">
            <text:p>105001.5</text:p>
          </table:table-cell>
          <table:table-cell office:value-type="float" office:value="5157" calcext:value-type="float">
            <text:p>5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5157, 1353</text:p>
          </table:table-cell>
          <table:table-cell office:value-type="float" office:value="101981" calcext:value-type="float">
            <text:p>101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28, 1341</text:p>
          </table:table-cell>
          <table:table-cell office:value-type="float" office:value="105551.5" calcext:value-type="float">
            <text:p>105551.5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28, 1342</text:p>
          </table:table-cell>
          <table:table-cell office:value-type="float" office:value="104168" calcext:value-type="float">
            <text:p>104168</text:p>
          </table:table-cell>
          <table:table-cell table:number-columns-repeated="2"/>
          <table:table-cell table:formula="of:=[.E81]-[.E79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5, 1339</text:p>
          </table:table-cell>
          <table:table-cell office:value-type="float" office:value="105369.5" calcext:value-type="float">
            <text:p>105369.5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5, 1339</text:p>
          </table:table-cell>
          <table:table-cell office:value-type="float" office:value="105439.5" calcext:value-type="float">
            <text:p>105439.5</text:p>
          </table:table-cell>
          <table:table-cell table:number-columns-repeated="2"/>
          <table:table-cell table:formula="of:=[.E83]-[.E81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84, 1337</text:p>
          </table:table-cell>
          <table:table-cell office:value-type="float" office:value="107028" calcext:value-type="float">
            <text:p>107028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84, 1337</text:p>
          </table:table-cell>
          <table:table-cell office:value-type="float" office:value="105895.5" calcext:value-type="float">
            <text:p>105895.5</text:p>
          </table:table-cell>
          <table:table-cell table:number-columns-repeated="2"/>
          <table:table-cell table:formula="of:=[.E85]-[.E83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65, 1335</text:p>
          </table:table-cell>
          <table:table-cell office:value-type="float" office:value="106245.5" calcext:value-type="float">
            <text:p>106245.5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65, 1337</text:p>
          </table:table-cell>
          <table:table-cell office:value-type="float" office:value="104608" calcext:value-type="float">
            <text:p>104608</text:p>
          </table:table-cell>
          <table:table-cell table:number-columns-repeated="2"/>
          <table:table-cell table:formula="of:=[.E87]-[.E85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537, 1334</text:p>
          </table:table-cell>
          <table:table-cell office:value-type="float" office:value="107388" calcext:value-type="float">
            <text:p>107388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537, 1334</text:p>
          </table:table-cell>
          <table:table-cell office:value-type="float" office:value="106594.5" calcext:value-type="float">
            <text:p>106594.5</text:p>
          </table:table-cell>
          <table:table-cell table:number-columns-repeated="2"/>
          <table:table-cell table:formula="of:=[.E89]-[.E87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618, 1332</text:p>
          </table:table-cell>
          <table:table-cell office:value-type="float" office:value="107728.5" calcext:value-type="float">
            <text:p>107728.5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618, 1332</text:p>
          </table:table-cell>
          <table:table-cell office:value-type="float" office:value="106394" calcext:value-type="float">
            <text:p>106394</text:p>
          </table:table-cell>
          <table:table-cell table:number-columns-repeated="2"/>
          <table:table-cell table:formula="of:=[.E91]-[.E89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89, 1329</text:p>
          </table:table-cell>
          <table:table-cell office:value-type="float" office:value="108319" calcext:value-type="float">
            <text:p>108319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89, 1329</text:p>
          </table:table-cell>
          <table:table-cell office:value-type="float" office:value="108577" calcext:value-type="float">
            <text:p>108577</text:p>
          </table:table-cell>
          <table:table-cell table:number-columns-repeated="2"/>
          <table:table-cell table:formula="of:=[.E93]-[.E91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776, 1325</text:p>
          </table:table-cell>
          <table:table-cell office:value-type="float" office:value="110674.5" calcext:value-type="float">
            <text:p>110674.5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776, 1325</text:p>
          </table:table-cell>
          <table:table-cell office:value-type="float" office:value="110608" calcext:value-type="float">
            <text:p>110608</text:p>
          </table:table-cell>
          <table:table-cell table:number-columns-repeated="2"/>
          <table:table-cell table:formula="of:=[.E95]-[.E93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846, 1326</text:p>
          </table:table-cell>
          <table:table-cell office:value-type="float" office:value="110449" calcext:value-type="float">
            <text:p>110449</text:p>
          </table:table-cell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846, 1326</text:p>
          </table:table-cell>
          <table:table-cell office:value-type="float" office:value="110158.5" calcext:value-type="float">
            <text:p>110158.5</text:p>
          </table:table-cell>
          <table:table-cell table:number-columns-repeated="2"/>
          <table:table-cell table:formula="of:=[.E97]-[.E95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923, 1327</text:p>
          </table:table-cell>
          <table:table-cell office:value-type="float" office:value="109253" calcext:value-type="float">
            <text:p>109253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923, 1327</text:p>
          </table:table-cell>
          <table:table-cell office:value-type="float" office:value="109719" calcext:value-type="float">
            <text:p>109719</text:p>
          </table:table-cell>
          <table:table-cell table:number-columns-repeated="2"/>
          <table:table-cell table:formula="of:=[.E99]-[.E97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011, 1325</text:p>
          </table:table-cell>
          <table:table-cell office:value-type="float" office:value="110925.5" calcext:value-type="float">
            <text:p>110925.5</text:p>
          </table:table-cell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011, 1325</text:p>
          </table:table-cell>
          <table:table-cell office:value-type="float" office:value="110177" calcext:value-type="float">
            <text:p>110177</text:p>
          </table:table-cell>
          <table:table-cell table:number-columns-repeated="2"/>
          <table:table-cell table:formula="of:=[.E101]-[.E99]"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75, 1324</text:p>
          </table:table-cell>
          <table:table-cell office:value-type="float" office:value="105511" calcext:value-type="float">
            <text:p>105511</text:p>
          </table:table-cell>
          <table:table-cell office:value-type="float" office:value="1075.5" calcext:value-type="float">
            <text:p>107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76, 1324</text:p>
          </table:table-cell>
          <table:table-cell office:value-type="float" office:value="106504" calcext:value-type="float">
            <text:p>106504</text:p>
          </table:table-cell>
          <table:table-cell table:number-columns-repeated="2"/>
          <table:table-cell table:formula="of:=[.E103]-[.E101]"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155, 1322</text:p>
          </table:table-cell>
          <table:table-cell office:value-type="float" office:value="107883.5" calcext:value-type="float">
            <text:p>107883.5</text:p>
          </table:table-cell>
          <table:table-cell office:value-type="float" office:value="1155" calcext:value-type="float">
            <text:p>1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155, 1323</text:p>
          </table:table-cell>
          <table:table-cell office:value-type="float" office:value="106741" calcext:value-type="float">
            <text:p>106741</text:p>
          </table:table-cell>
          <table:table-cell table:number-columns-repeated="2"/>
          <table:table-cell table:formula="of:=[.E105]-[.E103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2, 1322</text:p>
          </table:table-cell>
          <table:table-cell office:value-type="float" office:value="95253" calcext:value-type="float">
            <text:p>95253</text:p>
          </table:table-cell>
          <table:table-cell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2, 1322</text:p>
          </table:table-cell>
          <table:table-cell office:value-type="float" office:value="94934" calcext:value-type="float">
            <text:p>94934</text:p>
          </table:table-cell>
          <table:table-cell table:number-columns-repeated="2"/>
          <table:table-cell table:formula="of:=[.E107]-[.E10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295, 1318</text:p>
          </table:table-cell>
          <table:table-cell office:value-type="float" office:value="98613" calcext:value-type="float">
            <text:p>98613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295, 1318</text:p>
          </table:table-cell>
          <table:table-cell office:value-type="float" office:value="97902" calcext:value-type="float">
            <text:p>97902</text:p>
          </table:table-cell>
          <table:table-cell table:number-columns-repeated="2"/>
          <table:table-cell table:formula="of:=[.E109]-[.E10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375, 1315</text:p>
          </table:table-cell>
          <table:table-cell office:value-type="float" office:value="96714.5" calcext:value-type="float">
            <text:p>96714.5</text:p>
          </table:table-cell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375, 1314</text:p>
          </table:table-cell>
          <table:table-cell office:value-type="float" office:value="96946.5" calcext:value-type="float">
            <text:p>96946.5</text:p>
          </table:table-cell>
          <table:table-cell table:number-columns-repeated="2"/>
          <table:table-cell table:formula="of:=[.E111]-[.E109]"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451, 1314</text:p>
          </table:table-cell>
          <table:table-cell office:value-type="float" office:value="96900" calcext:value-type="float">
            <text:p>96900</text:p>
          </table:table-cell>
          <table:table-cell office:value-type="float" office:value="1449.5" calcext:value-type="float">
            <text:p>14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448, 1311</text:p>
          </table:table-cell>
          <table:table-cell office:value-type="float" office:value="105077.5" calcext:value-type="float">
            <text:p>105077.5</text:p>
          </table:table-cell>
          <table:table-cell table:number-columns-repeated="2"/>
          <table:table-cell table:formula="of:=[.E113]-[.E111]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522, 1313</text:p>
          </table:table-cell>
          <table:table-cell office:value-type="float" office:value="107435.5" calcext:value-type="float">
            <text:p>107435.5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522, 1313</text:p>
          </table:table-cell>
          <table:table-cell office:value-type="float" office:value="107118" calcext:value-type="float">
            <text:p>107118</text:p>
          </table:table-cell>
          <table:table-cell table:number-columns-repeated="2"/>
          <table:table-cell table:formula="of:=[.E115]-[.E113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592, 1312</text:p>
          </table:table-cell>
          <table:table-cell office:value-type="float" office:value="110157.5" calcext:value-type="float">
            <text:p>110157.5</text:p>
          </table:table-cell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592, 1314</text:p>
          </table:table-cell>
          <table:table-cell office:value-type="float" office:value="108003" calcext:value-type="float">
            <text:p>108003</text:p>
          </table:table-cell>
          <table:table-cell table:number-columns-repeated="2"/>
          <table:table-cell table:formula="of:=[.E117]-[.E115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85, 1305</text:p>
          </table:table-cell>
          <table:table-cell office:value-type="float" office:value="120028" calcext:value-type="float">
            <text:p>12002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85, 1305</text:p>
          </table:table-cell>
          <table:table-cell office:value-type="float" office:value="120128.5" calcext:value-type="float">
            <text:p>120128.5</text:p>
          </table:table-cell>
          <table:table-cell table:number-columns-repeated="2"/>
          <table:table-cell table:formula="of:=[.E119]-[.E117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754, 1308</text:p>
          </table:table-cell>
          <table:table-cell office:value-type="float" office:value="116802.5" calcext:value-type="float">
            <text:p>116802.5</text:p>
          </table:table-cell>
          <table:table-cell office:value-type="float" office:value="1754" calcext:value-type="float">
            <text:p>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754, 1308</text:p>
          </table:table-cell>
          <table:table-cell office:value-type="float" office:value="117967" calcext:value-type="float">
            <text:p>117967</text:p>
          </table:table-cell>
          <table:table-cell table:number-columns-repeated="2"/>
          <table:table-cell table:formula="of:=[.E121]-[.E119]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826, 1312</text:p>
          </table:table-cell>
          <table:table-cell office:value-type="float" office:value="113023" calcext:value-type="float">
            <text:p>113023</text:p>
          </table:table-cell>
          <table:table-cell office:value-type="float" office:value="1826.5" calcext:value-type="float">
            <text:p>18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827, 1312</text:p>
          </table:table-cell>
          <table:table-cell office:value-type="float" office:value="112996" calcext:value-type="float">
            <text:p>112996</text:p>
          </table:table-cell>
          <table:table-cell table:number-columns-repeated="2"/>
          <table:table-cell table:formula="of:=[.E123]-[.E121]"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912, 1316</text:p>
          </table:table-cell>
          <table:table-cell office:value-type="float" office:value="110276.5" calcext:value-type="float">
            <text:p>110276.5</text:p>
          </table:table-cell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912, 1315</text:p>
          </table:table-cell>
          <table:table-cell office:value-type="float" office:value="110366" calcext:value-type="float">
            <text:p>110366</text:p>
          </table:table-cell>
          <table:table-cell table:number-columns-repeated="2"/>
          <table:table-cell table:formula="of:=[.E125]-[.E123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002, 1309</text:p>
          </table:table-cell>
          <table:table-cell office:value-type="float" office:value="117072.5" calcext:value-type="float">
            <text:p>117072.5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002, 1309</text:p>
          </table:table-cell>
          <table:table-cell office:value-type="float" office:value="117156.5" calcext:value-type="float">
            <text:p>117156.5</text:p>
          </table:table-cell>
          <table:table-cell table:number-columns-repeated="2"/>
          <table:table-cell table:formula="of:=[.E127]-[.E125]"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80, 1311</text:p>
          </table:table-cell>
          <table:table-cell office:value-type="float" office:value="115922.5" calcext:value-type="float">
            <text:p>115922.5</text:p>
          </table:table-cell>
          <table:table-cell office:value-type="float" office:value="2080.5" calcext:value-type="float">
            <text:p>208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81, 1311</text:p>
          </table:table-cell>
          <table:table-cell office:value-type="float" office:value="114981.5" calcext:value-type="float">
            <text:p>114981.5</text:p>
          </table:table-cell>
          <table:table-cell table:number-columns-repeated="2"/>
          <table:table-cell table:formula="of:=[.E129]-[.E127]"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151, 1313</text:p>
          </table:table-cell>
          <table:table-cell office:value-type="float" office:value="114955.5" calcext:value-type="float">
            <text:p>114955.5</text:p>
          </table:table-cell>
          <table:table-cell office:value-type="float" office:value="2151" calcext:value-type="float">
            <text:p>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151, 1313</text:p>
          </table:table-cell>
          <table:table-cell office:value-type="float" office:value="115776.5" calcext:value-type="float">
            <text:p>115776.5</text:p>
          </table:table-cell>
          <table:table-cell table:number-columns-repeated="2"/>
          <table:table-cell table:formula="of:=[.E131]-[.E129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229, 1317</text:p>
          </table:table-cell>
          <table:table-cell office:value-type="float" office:value="112937" calcext:value-type="float">
            <text:p>112937</text:p>
          </table:table-cell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229, 1317</text:p>
          </table:table-cell>
          <table:table-cell office:value-type="float" office:value="112783.5" calcext:value-type="float">
            <text:p>112783.5</text:p>
          </table:table-cell>
          <table:table-cell table:number-columns-repeated="2"/>
          <table:table-cell table:formula="of:=[.E133]-[.E131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297, 1322</text:p>
          </table:table-cell>
          <table:table-cell office:value-type="float" office:value="109489.5" calcext:value-type="float">
            <text:p>109489.5</text:p>
          </table:table-cell>
          <table:table-cell office:value-type="float" office:value="2296.5" calcext:value-type="float">
            <text:p>229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296, 1322</text:p>
          </table:table-cell>
          <table:table-cell office:value-type="float" office:value="110593.5" calcext:value-type="float">
            <text:p>110593.5</text:p>
          </table:table-cell>
          <table:table-cell table:number-columns-repeated="2"/>
          <table:table-cell table:formula="of:=[.E135]-[.E133]"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371, 1325</text:p>
          </table:table-cell>
          <table:table-cell office:value-type="float" office:value="109383.5" calcext:value-type="float">
            <text:p>109383.5</text:p>
          </table:table-cell>
          <table:table-cell office:value-type="float" office:value="2371" calcext:value-type="float">
            <text:p>2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371, 1324</text:p>
          </table:table-cell>
          <table:table-cell office:value-type="float" office:value="110541" calcext:value-type="float">
            <text:p>110541</text:p>
          </table:table-cell>
          <table:table-cell table:number-columns-repeated="2"/>
          <table:table-cell table:formula="of:=[.E137]-[.E13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449, 1328</text:p>
          </table:table-cell>
          <table:table-cell office:value-type="float" office:value="108126" calcext:value-type="float">
            <text:p>108126</text:p>
          </table:table-cell>
          <table:table-cell office:value-type="float" office:value="2449" calcext:value-type="float">
            <text:p>2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449, 1328</text:p>
          </table:table-cell>
          <table:table-cell office:value-type="float" office:value="108139.5" calcext:value-type="float">
            <text:p>108139.5</text:p>
          </table:table-cell>
          <table:table-cell table:number-columns-repeated="2"/>
          <table:table-cell table:formula="of:=[.E139]-[.E1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524, 1331</text:p>
          </table:table-cell>
          <table:table-cell office:value-type="float" office:value="108475.5" calcext:value-type="float">
            <text:p>108475.5</text:p>
          </table:table-cell>
          <table:table-cell office:value-type="float" office:value="2524" calcext:value-type="float">
            <text:p>2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524, 1331</text:p>
          </table:table-cell>
          <table:table-cell office:value-type="float" office:value="108679.5" calcext:value-type="float">
            <text:p>108679.5</text:p>
          </table:table-cell>
          <table:table-cell table:number-columns-repeated="2"/>
          <table:table-cell table:formula="of:=[.E141]-[.E13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14, 1336</text:p>
          </table:table-cell>
          <table:table-cell office:value-type="float" office:value="107413" calcext:value-type="float">
            <text:p>107413</text:p>
          </table:table-cell>
          <table:table-cell office:value-type="float" office:value="2614" calcext:value-type="float">
            <text:p>2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c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14, 1336</text:p>
          </table:table-cell>
          <table:table-cell office:value-type="float" office:value="106614" calcext:value-type="float">
            <text:p>1066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unt</text:p>
          </table:table-cell>
          <table:table-cell table:formula="of:=COUNT([.G3:.G140])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3:.G140])" office:value-type="float" office:value="4927.5" calcext:value-type="float">
            <text:p>4927.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 degrees: </text:p>
          </table:table-cell>
          <table:table-cell table:formula="of:=[.G144]/[.G143]" office:value-type="float" office:value="74.6590909090909" calcext:value-type="float">
            <text:p>74.65909090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01:15.582875237</meta:creation-date>
    <dc:date>2018-03-02T12:35:34.655509602</dc:date>
    <meta:editing-duration>PT58M5S</meta:editing-duration>
    <meta:editing-cycles>9</meta:editing-cycles>
    <meta:generator>LibreOffice/5.1.6.2$Linux_X86_64 LibreOffice_project/10m0$Build-2</meta:generator>
    <meta:document-statistic meta:table-count="2" meta:cell-count="711" meta:object-count="0"/>
  </office:meta>
</office:document-meta>
</file>